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8ce" officeooo:paragraph-rsid="00055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4:51:10.245128191</meta:creation-date>
    <dc:date>2023-02-24T14:51:25.90827698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